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etorakenteiden harjoitustyö 2013</text:h>
      <text:h text:style-name="Heading_20_3" text:outline-level="3">Aihemäärittely</text:h>
      <text:p text:style-name="Text_20_body">Tämän harjoitustyön tarkoituksena on luoda kolme klassista algoritmia verkon läpikäymiselle ja kaikki tarvittavat tietorakenteet näille. Algoritmit ovat: Dijkstra, A*, ja Bellman-Ford. Näiden toimintoja myös vertaillaan keskenään ja analysoidaan, mikä algoritmi sopii johonkin tiettyyn tehtävään parhaiten.</text:p>
      <text:p text:style-name="Text_20_body">Ohjelmointi toteutetaan Java-kielellä. Javan omien kirjastojen sisältämiä tietorakenteita ei käytetä.</text:p>
      <text:h text:style-name="Heading_20_3" text:outline-level="3">Tavoitellut aika- ja tilavaativuudet</text:h>
      <text:p text:style-name="Text_20_body">Symbolien selitykset: E = verkon kaari, V = verkon solmu</text:p>
      <text:p text:style-name="Text_20_body">Dijksta:</text:p>
      <text:p text:style-name="Text_20_body">Aikavaativuus: <draw:frame draw:style-name="fr1" draw:name="Object1" text:anchor-type="as-char" svg:y="-0.377cm" svg:width="4.327cm" svg:height="0.48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Tilavaativuus: <draw:frame draw:style-name="fr1" draw:name="Object2" text:anchor-type="as-char" svg:y="-0.377cm" svg:width="1.617cm" svg:height="0.48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A*:</text:p>
      <text:p text:style-name="Text_20_body"/>
      <text:p text:style-name="Text_20_body">Bellman-Ford:</text:p>
      <text:p text:style-name="Text_20_body">Aikavaativuus: <draw:frame draw:style-name="fr1" draw:name="Object3" text:anchor-type="as-char" svg:y="-0.377cm" svg:width="2.397cm" svg:height="0.48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Tilavaativuus: <draw:frame draw:style-name="fr1" draw:name="Object4" text:anchor-type="as-char" svg:y="-0.377cm" svg:width="1.617cm" svg:height="0.487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23:40:44.24</meta:creation-date>
    <dc:date>2013-01-17T00:43:39.97</dc:date>
    <meta:editing-duration>PT16M55S</meta:editing-duration>
    <meta:editing-cycles>1</meta:editing-cycles>
    <meta:document-statistic meta:table-count="0" meta:image-count="0" meta:object-count="4" meta:page-count="1" meta:paragraph-count="13" meta:word-count="68" meta:character-count="635" meta:non-whitespace-character-count="635"/>
    <meta:generator>LibreOffice/3.5$Windows_x86 LibreOffice_project/dc9775d-05ecbee-0851ad3-1586698-727bf66</meta:generator>
  </office:meta>
</office:document-meta>
</file>

<file path=Object 1/content.xml><?xml version="1.0" encoding="utf-8"?>
<math xmlns="http://www.w3.org/1998/Math/MathML">
  <semantics>
    <mrow>
      <mi>O</mi>
      <mrow>
        <mo stretchy="false">(</mo>
        <mrow>
          <mrow>
            <mo stretchy="false">(</mo>
            <mrow>
              <mrow>
                <mfenced open="∣" close="∣">
                  <mrow>
                    <mo stretchy="false">(</mo>
                    <mrow>
                      <mi>E</mi>
                    </mrow>
                    <mo stretchy="false">)</mo>
                  </mrow>
                </mfenced>
                <mo stretchy="false">+</mo>
                <mfenced open="∣" close="∣">
                  <mrow>
                    <mo stretchy="false">(</mo>
                    <mrow>
                      <mi>V</mi>
                    </mrow>
                    <mo stretchy="false">)</mo>
                  </mrow>
                </mfenced>
              </mrow>
            </mrow>
            <mo stretchy="false">)</mo>
          </mrow>
          <mi>log</mi>
          <mfenced open="∣" close="∣">
            <mrow>
              <mo stretchy="false">(</mo>
              <mrow>
                <mi>V</mi>
              </mrow>
              <mo stretchy="false">)</mo>
            </mrow>
          </mfenced>
        </mrow>
        <mo stretchy="false">)</mo>
      </mrow>
    </mrow>
    <annotation encoding="StarMath 5.0">O((abs(E)+abs(V))log abs(V))</annotation>
  </semantics>
</math>
</file>

<file path=Object 2/content.xml><?xml version="1.0" encoding="utf-8"?>
<math xmlns="http://www.w3.org/1998/Math/MathML">
  <semantics>
    <mrow>
      <mi>O</mi>
      <mrow>
        <mo stretchy="false">(</mo>
        <mrow>
          <mfenced open="∣" close="∣">
            <mrow>
              <mo stretchy="false">(</mo>
              <mrow>
                <mi>V</mi>
              </mrow>
              <mo stretchy="false">)</mo>
            </mrow>
          </mfenced>
        </mrow>
        <mo stretchy="false">)</mo>
      </mrow>
    </mrow>
    <annotation encoding="StarMath 5.0">O(abs(V))</annotation>
  </semantics>
</math>
</file>

<file path=Object 3/content.xml><?xml version="1.0" encoding="utf-8"?>
<math xmlns="http://www.w3.org/1998/Math/MathML">
  <semantics>
    <mrow>
      <mi>O</mi>
      <mrow>
        <mo stretchy="false">(</mo>
        <mrow>
          <mfenced open="∣" close="∣">
            <mrow>
              <mo stretchy="false">(</mo>
              <mrow>
                <mi>V</mi>
              </mrow>
              <mo stretchy="false">)</mo>
            </mrow>
          </mfenced>
          <mfenced open="∣" close="∣">
            <mrow>
              <mo stretchy="false">(</mo>
              <mrow>
                <mi>E</mi>
              </mrow>
              <mo stretchy="false">)</mo>
            </mrow>
          </mfenced>
        </mrow>
        <mo stretchy="false">)</mo>
      </mrow>
    </mrow>
    <annotation encoding="StarMath 5.0">O(abs(V) abs(E))</annotation>
  </semantics>
</math>
</file>

<file path=Object 4/content.xml><?xml version="1.0" encoding="utf-8"?>
<math xmlns="http://www.w3.org/1998/Math/MathML">
  <semantics>
    <mrow>
      <mi>O</mi>
      <mrow>
        <mo stretchy="false">(</mo>
        <mrow>
          <mfenced open="∣" close="∣">
            <mrow>
              <mo stretchy="false">(</mo>
              <mrow>
                <mi>V</mi>
              </mrow>
              <mo stretchy="false">)</mo>
            </mrow>
          </mfenced>
        </mrow>
        <mo stretchy="false">)</mo>
      </mrow>
    </mrow>
    <annotation encoding="StarMath 5.0">O(abs(V))</annotation>
  </semantics>
</math>
</file>